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73D00000772A03926AE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arLogoTable" style:family="table">
      <style:table-properties style:width="8.176cm" fo:margin-left="0cm" fo:margin-right="8.825cm" table:align="margins"/>
    </style:style>
    <style:style style:name="StarLogoTable.A" style:family="table-column">
      <style:table-column-properties style:column-width="1.905cm" style:rel-column-width="15270*"/>
    </style:style>
    <style:style style:name="StarLogoTable.B" style:family="table-column">
      <style:table-column-properties style:column-width="6.271cm" style:rel-column-width="50265*"/>
    </style:style>
    <style:style style:name="StarLogoTable.A1" style:family="table-cell">
      <style:table-cell-properties fo:padding="0cm" fo:border="none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color="#0084d1" style:font-name="Tahoma"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color="#4c4c4c" style:font-name="Tahoma" fo:font-size="8pt" fo:language="el" fo:country="GR" fo:font-weight="normal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fo:color="#4c4c4c" style:font-name="Tahoma" fo:font-size="8pt" fo:language="en" fo:country="US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text-properties fo:color="#0084d1" style:font-name="Comic Sans MS" fo:font-size="13pt" fo:language="en" fo:country="US" fo:font-weight="bold" style:font-size-asian="13pt" style:font-weight-asian="bold" style:font-size-complex="13pt" style:font-weight-complex="bold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arLogoTable" table:style-name="StarLogoTable">
        <table:table-column table:style-name="StarLogoTable.A"/>
        <table:table-column table:style-name="StarLogoTable.B"/>
        <table:table-row>
          <table:table-cell table:style-name="StarLogoTable.A1" office:value-type="string">
            <text:p text:style-name="P1"><draw:frame draw:style-name="fr1" draw:name="graphics2" text:anchor-type="paragraph" svg:width="1.609cm" svg:height="1.524cm" draw:z-index="0"><draw:image xlink:href="Pictures/200000070000073D00000772A03926AE.svm" xlink:type="simple" xlink:show="embed" xlink:actuate="onLoad"/></draw:frame></text:p>
          </table:table-cell>
          <table:table-cell table:style-name="StarLogoTable.A1" office:value-type="string">
            <text:p text:style-name="P2">Star Insurance</text:p>
            <text:p text:style-name="P4">General Insurance Corporation S.A.</text:p>
            <text:p text:style-name="P3"><text:span text:style-name="T1">Papgou str 1</text:span>64, <text:span text:style-name="T1">Zografou 1</text:span>6562, <text:span text:style-name="T1">Greece</text:span></text:p>
            <text:p text:style-name="P3"><text:span text:style-name="T1">Tax ID</text:span> 012345678</text:p>
          </table:table-cell>
        </table:table-row>
      </table:table>
      <text:p text:style-name="P5">A star keeps shinning on you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06T02:56:52.96</meta:creation-date>
    <dc:date>2012-12-17T16:49:17.70</dc:date>
    <meta:editing-duration>PT2H44M40S</meta:editing-duration>
    <meta:editing-cycles>8</meta:editing-cycles>
    <meta:generator>OpenOffice.org/3.3$Win32 OpenOffice.org_project/330m20$Build-9567</meta:generator>
    <dc:creator>Spyros Nakos</dc:creator>
    <meta:document-statistic meta:table-count="1" meta:image-count="1" meta:object-count="0" meta:page-count="1" meta:paragraph-count="5" meta:word-count="21" meta:character-count="131"/>
  </office:meta>
</office:document-meta>
</file>